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2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4014in" fo:margin-left="0.4514in" fo:margin-right="0.0722in" table:align="margins"/>
    </style:style>
    <style:style style:name="Table5.A" style:family="table-column">
      <style:table-column-properties style:column-width="3.6681in" style:rel-column-width="37552*"/>
    </style:style>
    <style:style style:name="Table5.B" style:family="table-column">
      <style:table-column-properties style:column-width="0.3438in" style:rel-column-width="3519*"/>
    </style:style>
    <style:style style:name="Table5.C" style:family="table-column">
      <style:table-column-properties style:column-width="0.3542in" style:rel-column-width="3625*"/>
    </style:style>
    <style:style style:name="Table5.D" style:family="table-column">
      <style:table-column-properties style:column-width="0.334in" style:rel-column-width="3419*"/>
    </style:style>
    <style:style style:name="Table5.G" style:family="table-column">
      <style:table-column-properties style:column-width="0.3347in" style:rel-column-width="3426*"/>
    </style:style>
    <style:style style:name="Table5.H" style:family="table-column">
      <style:table-column-properties style:column-width="0.3243in" style:rel-column-width="3320*"/>
    </style:style>
    <style:style style:name="Table5.I" style:family="table-column">
      <style:table-column-properties style:column-width="0.3451in" style:rel-column-width="3530*"/>
    </style:style>
    <style:style style:name="Table5.A1" style:family="table-cell">
      <style:table-cell-properties fo:padding="0.0382in" fo:border-left="0.0007in solid #cccccc" fo:border-right="none" fo:border-top="0.0007in solid #cccccc" fo:border-bottom="0.0007in solid #cccccc"/>
    </style:style>
    <style:style style:name="Table5.B1" style:family="table-cell">
      <style:table-cell-properties fo:padding="0.0382in" fo:border="0.0007in solid #cccccc"/>
    </style:style>
    <style:style style:name="Table5.A2" style:family="table-cell">
      <style:table-cell-properties fo:padding="0.0382in" fo:border-left="0.0007in solid #cccccc" fo:border-right="none" fo:border-top="none" fo:border-bottom="0.0007in solid #cccccc"/>
    </style:style>
    <style:style style:name="Table5.I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4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5" style:family="paragraph" style:parent-style-name="Preformatted_20_Text" style:list-style-name="L1">
      <style:text-properties style:font-name="Courier2" fo:font-size="8pt"/>
    </style:style>
    <style:style style:name="P6" style:family="paragraph" style:parent-style-name="Standard" style:list-style-name="L1">
      <style:text-properties style:font-name="Georgia" fo:font-size="8pt" style:font-size-asian="8pt" style:font-size-complex="8pt"/>
    </style:style>
    <style:style style:name="P7" style:family="paragraph" style:parent-style-name="Standard" style:list-style-name="L2">
      <style:text-properties style:font-name="Georgia" fo:font-size="8pt" style:font-size-asian="8pt" style:font-size-complex="8pt"/>
    </style:style>
    <style:style style:name="P8" style:family="paragraph" style:parent-style-name="Standard" style:list-style-name="L3">
      <style:text-properties style:font-name="Georgia" fo:font-size="8pt" style:font-size-asian="8pt" style:font-size-complex="8pt"/>
    </style:style>
    <style:style style:name="P9" style:family="paragraph" style:parent-style-name="Standard" style:list-style-name="L4">
      <style:text-properties style:font-name="Georgia" fo:font-size="8pt" style:font-size-asian="8pt" style:font-size-complex="8pt"/>
    </style:style>
    <style:style style:name="P10" style:family="paragraph" style:parent-style-name="Standard" style:list-style-name="L5">
      <style:text-properties style:font-name="Georgia" fo:font-size="8pt" style:font-size-asian="8pt" style:font-size-complex="8pt"/>
    </style:style>
    <style:style style:name="P11" style:family="paragraph" style:parent-style-name="Standard">
      <style:text-properties style:font-name="Courier1" fo:font-size="8pt" style:font-size-asian="8pt" style:font-size-complex="8pt"/>
    </style:style>
    <style:style style:name="P12" style:family="paragraph" style:parent-style-name="Standard" style:list-style-name="L1">
      <style:text-properties style:font-name="Courier1" fo:font-size="8pt" style:font-size-asian="8pt" style:font-size-complex="8pt"/>
    </style:style>
    <style:style style:name="P13" style:family="paragraph" style:parent-style-name="Text_20_body" style:list-style-name="L1">
      <style:text-properties style:font-name="Georgia1" fo:font-size="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Courier1"/>
    </style:style>
    <style:style style:name="T6" style:family="text">
      <style:text-properties style:font-name="Courie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2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2">Name:</text:span>______________________________________</text:p>
          </table:table-cell>
          <table:table-cell table:style-name="Table1.A1" office:value-type="string">
            <text:p text:style-name="P2"><text:span text:style-name="T2">Date:</text:span><text:span text:style-name="T3">____/____/________</text:span></text:p>
          </table:table-cell>
        </table:table-row>
      </table:table>
      <text:p text:style-name="P3"><text:span text:style-name="T2"><text:line-break/>Midterm #1 – Additional Sample Questions</text:span><text:span text:style-name="T4"><text:line-break/></text:span></text:p>
      <text:list xml:id="list1478091795438098143" text:style-name="L1">
        <text:list-item>
          <text:p text:style-name="P6">What is the output of the following code?<text:line-break/><text:line-break/><text:line-break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B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STATEMENTS</text:p>
          </table:table-cell>
          <table:table-cell table:style-name="Table5.B1" table:number-columns-spanned="8" office:value-type="string">
            <text:p text:style-name="P4">OUTP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print(format(12, '.5f'))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I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1">print(format(12000, '&gt;,5d'))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I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1">print(format(1200, '&gt;8,d'))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I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1">print("hello", "world", sep=".")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I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1">print("hello world", end="!")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I2" office:value-type="string">
            <text:p text:style-name="P1"/>
          </table:table-cell>
        </table:table-row>
      </table:table>
      <text:list xml:id="list92625773" text:continue-numbering="true" text:style-name="L1">
        <text:list-header>
          <text:p text:style-name="P6"><text:span text:style-name="T5"><text:line-break/><text:line-break/></text:span><text:line-break/><text:line-break/></text:p>
        </text:list-header>
        <text:list-item>
          <text:p text:style-name="P6">Assume the days of the week are numbered 0,1,2,3,4,5,6 from Sunday to Saturday. Write a program that asks the user for a number. <text:s/>The program will print out the corresponding day.</text:p>
          <text:list>
            <text:list-item>
              <text:p text:style-name="P6">Ask the user for a number</text:p>
            </text:list-item>
            <text:list-item>
              <text:p text:style-name="P6">Print out the appropriate day</text:p>
            </text:list-item>
            <text:list-item>
              <text:p text:style-name="P6">If the input is not between 0 and 6 inclusive, tell the user that their input is not valid... and then continually ask for number until they put in a valid number</text:p>
            </text:list-item>
            <text:list-item>
              <text:p text:style-name="P6">(You don't have to worry about non-numeric input, though)</text:p>
            </text:list-item>
            <text:list-item>
              <text:p text:style-name="P6">Example Output - Everything after the greater than sign (&gt;) is user input:</text:p>
            </text:list-item>
          </text:list>
          <text:p text:style-name="P6"/>
          <text:p text:style-name="P12">Please enter the number of your day</text:p>
          <text:p text:style-name="P12">&gt; 4</text:p>
          <text:p text:style-name="P12">4 is... </text:p>
          <text:p text:style-name="P12">Thursday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6"><text:soft-page-break/>To make a little bit of money on the side, you decide to buy candy bars in bulk and sell them individually for a profit! In order to keep track of your revenue, you decide to write a tiny program. The program asks for the <text:s/>following values:</text:p>
          <text:p text:style-name="P6"/>
        </text:list-item>
      </text:list>
      <text:list xml:id="list3032302666278591170" text:style-name="L2">
        <text:list-item>
          <text:list>
            <text:list-item>
              <text:p text:style-name="P7">the number of boxes of candy bars</text:p>
            </text:list-item>
            <text:list-item>
              <text:p text:style-name="P7">the number of individual candy bars sold</text:p>
            </text:list-item>
            <text:list-item>
              <text:p text:style-name="P7">the price per candy bar sold</text:p>
            </text:list-item>
          </text:list>
        </text:list-item>
      </text:list>
      <text:list xml:id="list644162635" text:continue-list="list92625773" text:style-name="L1">
        <text:list-header>
          <text:p text:style-name="P6"/>
          <text:p text:style-name="P6">Once those values are entered, the program calculates your profit. Each box of 20 candy bars is $20. </text:p>
        </text:list-header>
      </text:list>
      <text:list xml:id="list7946888772510652768" text:style-name="L3">
        <text:list-header>
          <text:p text:style-name="P8"/>
          <text:list>
            <text:list-item>
              <text:p text:style-name="P8">calculate your profit by subtracting your expenses from your revenue. </text:p>
            </text:list-item>
            <text:list-item>
              <text:p text:style-name="P8">negative values for profit are acceptable (well, not really, in that you've <text:s text:c="2"/>lost money, but ok for how your program works). </text:p>
            </text:list-item>
            <text:list-item>
              <text:p text:style-name="P8">you do not have to check if the number of bars sold are greater than the number of bars bought in bulk. Print out the profit by saying: "After <text:s/>selling [number of candy bars], your total profit is [profit].".</text:p>
            </text:list-item>
          </text:list>
        </text:list-header>
      </text:list>
      <text:list xml:id="list1784781817" text:continue-list="list644162635" text:style-name="L1">
        <text:list-header>
          <text:p text:style-name="P6"/>
          <text:p text:style-name="P6">Example interaction is below:<text:line-break/></text:p>
          <text:p text:style-name="P12">How many boxes of candy bars did you buy?</text:p>
          <text:p text:style-name="P12">&gt; 2</text:p>
          <text:p text:style-name="P12">How many bars of candy did you sell?</text:p>
          <text:p text:style-name="P12">&gt; 32</text:p>
          <text:p text:style-name="P12">How much did you sell each bar for?</text:p>
          <text:p text:style-name="P12">&gt; 2</text:p>
          <text:p text:style-name="P6"><text:span text:style-name="T5">After selling 32 candy bars, your total profit is $24.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6"><text:s/>Write a program that generates a <text:s/>random fortune.</text:p>
          <text:p text:style-name="P6"/>
          <text:p text:style-name="P6"><text:s/>a) Ask the user if they want to see the future.</text:p>
          <text:p text:style-name="P6"><text:s/>b) If the answer YES, yes, or Yes, then generate a random number from 1 up-to and including 4.</text:p>
          <text:p text:style-name="P6"><text:s/>c) Create 4 fortunes.</text:p>
          <text:p text:style-name="P6"><text:s/>d) Based on the number that is generated, output one of the fortunes that you created.</text:p>
          <text:p text:style-name="P6"><text:s/>e) If the answer isn't any of the permutation of "yes" specified above, say "I didn't want to tell you anyway"</text:p>
          <text:p text:style-name="P6"/>
          <text:p text:style-name="P6">Example Output (consider text after the "&gt;" user input):</text:p>
          <text:p text:style-name="P6"><text:line-break/>Run 1:</text:p>
          <text:p text:style-name="P6">-----</text:p>
          <text:p text:style-name="P6">Would you like to see your future? &gt; YES</text:p>
          <text:p text:style-name="P6">You'll have a pastry today.</text:p>
          <text:p text:style-name="P6"/>
          <text:p text:style-name="P6">Run 2:</text:p>
          <text:p text:style-name="P6">-----</text:p>
          <text:p text:style-name="P6">Would you like to see your future? &gt; yes</text:p>
          <text:p text:style-name="P6">There are many quotation marks in your future!</text:p>
          <text:p text:style-name="P6"/>
          <text:p text:style-name="P6">Run 3:</text:p>
          <text:p text:style-name="P6">-----</text:p>
          <text:p text:style-name="P6">Would you like to see your future? &gt; no</text:p>
          <text:p text:style-name="P6">I didn't want to tell you anyway<text:line-break/><text:line-break/><text:line-break/><text:line-break/><text:line-break/><text:line-break/><text:line-break/><text:line-break/><text:line-break/><text:line-break/></text:p>
        </text:list-item>
        <text:list-item>
          <text:p text:style-name="P6"><text:soft-page-break/>Draw a box using uppercase O's. <text:s/>Ask the user for the height and width of the box. <text:s/>Draw the box accordingly (count the top and bottom in the height, count the sides for the width). <text:s/>The minimum width is 3 and the minimum height is 3. <text:s/></text:p>
          <text:p text:style-name="P6"/>
        </text:list-item>
      </text:list>
      <text:list xml:id="list6841885273770642342" text:style-name="L4">
        <text:list-item>
          <text:list>
            <text:list-item>
              <text:p text:style-name="P9">ask for height </text:p>
            </text:list-item>
            <text:list-item>
              <text:p text:style-name="P9">ask for width</text:p>
            </text:list-item>
            <text:list-item>
              <text:p text:style-name="P9">draw a rectangle</text:p>
            </text:list-item>
            <text:list-item>
              <text:p text:style-name="P9">use a for loop to deal with the height</text:p>
            </text:list-item>
            <text:list-item>
              <text:p text:style-name="P9">if the width entered is less than 3, default to a width of 3</text:p>
            </text:list-item>
            <text:list-item>
              <text:p text:style-name="P9">if the height entered is less than 3, default to a height of 3</text:p>
            </text:list-item>
            <text:list-item>
              <text:p text:style-name="P9">hint: you can multiply strings, even if they are spaces! <text:s/>for example ' ' * 3 will give you ' <text:s text:c="2"/>'</text:p>
            </text:list-item>
            <text:list-item>
              <text:p text:style-name="P9">hint: one way to deal with the borders is to subtract the outer border from the passed in width... but just concatenate the outer borders when your print to get "O <text:s text:c="4"/>O"</text:p>
            </text:list-item>
          </text:list>
        </text:list-item>
      </text:list>
      <text:list xml:id="list1584856922" text:continue-list="list1784781817" text:style-name="L1">
        <text:list-header>
          <text:p text:style-name="P6"/>
          <text:p text:style-name="P6"/>
          <text:p text:style-name="P6">Example Output (text after &gt; is user input)</text:p>
          <text:p text:style-name="P6"/>
          <text:p text:style-name="P12">Run 1:</text:p>
          <text:p text:style-name="P12">-----</text:p>
          <text:p text:style-name="P12">Please specify a height</text:p>
          <text:p text:style-name="P12">&gt; 3</text:p>
          <text:p text:style-name="P12">Please specify a width</text:p>
          <text:p text:style-name="P12">&gt; 3</text:p>
          <text:p text:style-name="P12">OOO</text:p>
          <text:p text:style-name="P12">O O</text:p>
          <text:p text:style-name="P12">OOO</text:p>
          <text:p text:style-name="P12"/>
          <text:p text:style-name="P12">Run 2:</text:p>
          <text:p text:style-name="P12">-----</text:p>
          <text:p text:style-name="P12">Please specify a height</text:p>
          <text:p text:style-name="P12">&gt; 5</text:p>
          <text:p text:style-name="P12">Please specify a width</text:p>
          <text:p text:style-name="P12">&gt; 10</text:p>
          <text:p text:style-name="P12">OOOOOOOOOO</text:p>
          <text:p text:style-name="P12">O <text:s text:c="7"/>O</text:p>
          <text:p text:style-name="P12">O <text:s text:c="7"/>O</text:p>
          <text:p text:style-name="P12">O <text:s text:c="7"/>O</text:p>
          <text:p text:style-name="P12">OOOOOOOOOO</text:p>
          <text:p text:style-name="P12"/>
          <text:p text:style-name="P12">Run 3:</text:p>
          <text:p text:style-name="P12">-----</text:p>
          <text:p text:style-name="P12">Please specify a height</text:p>
          <text:p text:style-name="P12">&gt; 1</text:p>
          <text:p text:style-name="P12">Please specify a width</text:p>
          <text:p text:style-name="P12">&gt; 2</text:p>
          <text:p text:style-name="P12">OOO</text:p>
          <text:p text:style-name="P12">O O</text:p>
          <text:p text:style-name="P6"><text:span text:style-name="T5">OOO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6"><text:soft-page-break/>Describe the following <text:span text:style-name="T7">escape sequences</text:span>:</text:p>
          <text:p text:style-name="P6"/>
          <text:p text:style-name="P6"><text:span text:style-name="T6">"\\"<text:tab/>____________________________________________________<text:line-break/><text:line-break/>"\n"<text:tab/>____________________________________________________<text:line-break/><text:line-break/>"\""<text:tab/>____________________________________________________</text:span><text:line-break/><text:line-break/><text:line-break/></text:p>
        </text:list-item>
        <text:list-item>
          <text:p text:style-name="P6">Roll three three-sided dice 1000 times. <text:s/>Keep track of the number of each <text:s/>potential result (3 - 9). </text:p>
          <text:p text:style-name="P6"/>
          <text:list>
            <text:list-item>
              <text:p text:style-name="P6">create a histogram showing the results </text:p>
            </text:list-item>
            <text:list-item>
              <text:p text:style-name="P6">you can count by 10's using an = to represent each 10 in the histogram... </text:p>
            </text:list-item>
            <text:list-item>
              <text:p text:style-name="P6">you can use division, the built in round() function, and int to convert from</text:p>
            </text:list-item>
            <text:list-item>
              <text:p text:style-name="P6">float to int to get the number of ='s to do this</text:p>
            </text:list-item>
            <text:list-item>
              <text:p text:style-name="P6">for example: round(2.5) returns a float... use int to change it to an int: </text:p>
            </text:list-item>
            <text:list-item>
              <text:p text:style-name="P6">int(round(2.5))... and finally use that to multiply your string</text:p>
            </text:list-item>
          </text:list>
          <text:p text:style-name="P6"/>
          <text:p text:style-name="P12">3 ====</text:p>
          <text:p text:style-name="P12">4 ===========</text:p>
          <text:p text:style-name="P12">5 =======================</text:p>
          <text:p text:style-name="P12">6 ==========================</text:p>
          <text:p text:style-name="P12">7 ======================</text:p>
          <text:p text:style-name="P12">8 ==========</text:p>
          <text:p text:style-name="P6"><text:span text:style-name="T5">9 ===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13"><text:soft-page-break/>Write a program that <text:span text:style-name="T1">asks the user for a number</text:span>. The program will take the number and <text:span text:style-name="T1">print out all factors of that number</text:span>. Use the algorithm below.</text:p>
          <text:list>
            <text:list-item>
              <text:p text:style-name="P13"><text:span text:style-name="T1">Check every possible factor </text:span>of that number by counting from <text:span text:style-name="T1">one </text:span>up to and <text:span text:style-name="T1">including the number entered</text:span>. </text:p>
            </text:list-item>
            <text:list-item>
              <text:p text:style-name="P13">If the original number entered is divisible by the factor (that is, if the remainder is 0), consider it a valid factor and print it. </text:p>
            </text:list-item>
          </text:list>
          <text:p text:style-name="P13"><text:span text:style-name="T9">Example Output</text:span>: </text:p>
          <text:p text:style-name="P5">Please enter a number</text:p>
          <text:p text:style-name="P5">&gt; 21</text:p>
          <text:p text:style-name="P5">1</text:p>
          <text:p text:style-name="P6"><text:span text:style-name="T8">3<text:line-break/>7<text:line-break/>21 </text:span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6">Write a program that continually adds exclamation points to a word as long as a user types in an uppercase or lowercase y (</text:p>
        </text:list-item>
      </text:list>
      <text:list xml:id="list8831464752413028646" text:style-name="L5">
        <text:list-header>
          <text:p text:style-name="P10"/>
          <text:list>
            <text:list-item>
              <text:p text:style-name="P10">ask for a word</text:p>
            </text:list-item>
            <text:list-item>
              <text:p text:style-name="P10">then... repeatedly ask if the user wants to add an exclamation point</text:p>
            </text:list-item>
            <text:list-item>
              <text:p text:style-name="P10">if the user types in y or Y, add an exclamation point to the string</text:p>
            </text:list-item>
            <text:list-item>
              <text:p text:style-name="P10">continue to ask for exclamation points if the answer is y or Y</text:p>
            </text:list-item>
            <text:list-item>
              <text:p text:style-name="P10">after every answer, print out the new version of the word with exclamation points added</text:p>
            </text:list-item>
            <text:list-item>
              <text:p text:style-name="P10">use a *while* loop to do this</text:p>
            </text:list-item>
          </text:list>
        </text:list-header>
      </text:list>
      <text:list xml:id="list111570565" text:continue-list="list1584856922" text:style-name="L1">
        <text:list-header>
          <text:p text:style-name="P6"/>
          <text:p text:style-name="P6">Run 1:</text:p>
          <text:p text:style-name="P6">-----</text:p>
          <text:p text:style-name="P6">Please enter a word</text:p>
          <text:p text:style-name="P6">&gt; foo</text:p>
          <text:p text:style-name="P6">Want to add an exclamation point?</text:p>
          <text:p text:style-name="P6">&gt; y</text:p>
          <text:p text:style-name="P6">foo!</text:p>
          <text:p text:style-name="P6">Want to add an exclamation point?</text:p>
          <text:p text:style-name="P6">&gt; Y</text:p>
          <text:p text:style-name="P6">foo!!</text:p>
          <text:p text:style-name="P6">Want to add an exclamation point?</text:p>
          <text:p text:style-name="P6">&gt; nope</text:p>
          <text:p text:style-name="P6">foo!!</text:p>
          <text:p text:style-name="P6"/>
          <text:p text:style-name="P6">Run 2:</text:p>
          <text:p text:style-name="P6">-----</text:p>
          <text:p text:style-name="P6">Please enter a word</text:p>
          <text:p text:style-name="P6">&gt; foo</text:p>
          <text:p text:style-name="P6">Want to add an exclamation point?</text:p>
          <text:p text:style-name="P6">&gt; no</text:p>
          <text:p text:style-name="P6">foo</text:p>
          <text:p text:style-name="P12"/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2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5-10-08T18:26:29</dc:date>
    <dc:creator>Joe Versoza</dc:creator>
    <meta:editing-duration>P7DT12H58M51S</meta:editing-duration>
    <meta:editing-cycles>56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2" meta:image-count="0" meta:object-count="0" meta:page-count="5" meta:paragraph-count="148" meta:word-count="1078" meta:character-count="5843"/>
  </office:meta>
</office:document-meta>
</file>